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3" style:family="table">
      <style:table-properties style:width="6.9271in" fo:margin-left="0in" table:align="left"/>
    </style:style>
    <style:style style:name="Tabella3.A" style:family="table-column">
      <style:table-column-properties style:column-width="6.9271in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Liberation Serif1" style:font-name-asian="Liberation Serif1" style:font-name-complex="Liberation Serif1"/>
    </style:style>
    <style:style style:name="P5" style:family="paragraph" style:parent-style-name="Text_20_body" style:list-style-name="L3">
      <style:text-properties style:font-name="Liberation Serif1" style:font-name-asian="Liberation Serif1" style:font-name-complex="Liberation Serif1"/>
    </style:style>
    <style:style style:name="P6" style:family="paragraph" style:parent-style-name="Text_20_body" style:list-style-name="L5">
      <style:text-properties style:font-name="Liberation Serif1" style:font-name-asian="Liberation Serif1" style:font-name-complex="Liberation Serif1"/>
    </style:style>
    <style:style style:name="P7" style:family="paragraph" style:parent-style-name="Text_20_body" style:list-style-name="L5"/>
    <style:style style:name="P8" style:family="paragraph" style:parent-style-name="Table_20_Contents" style:list-style-name="L1"/>
    <style:style style:name="P9" style:family="paragraph" style:parent-style-name="Table_20_Contents" style:list-style-name="L5"/>
    <style:style style:name="T1" style:family="text">
      <style:text-properties style:font-name="Liberation Serif1"/>
    </style:style>
    <style:style style:name="T2" style:family="text">
      <style:text-properties style:font-name-asian="Liberation Serif1"/>
    </style:style>
    <style:style style:name="T3" style:family="text">
      <style:text-properties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Vincoli di integrità esterni – schema ristrutturato</text:p>
          </table:table-cell>
        </table:table-row>
        <table:table-row>
          <table:table-cell table:style-name="Tabella3.A2" office:value-type="string">
            <text:list xml:id="list1040794364" text:style-name="L5">
              <text:list-item>
                <text:p text:style-name="P9">Per ogni istanza S di Sezione, l'attributo numSale è uguale al numero di istanze (Sa,S) della relazione Appartenenza, con Sa istanza di Sala.</text:p>
              </text:list-item>
            </text:list>
          </table:table-cell>
        </table:table-row>
        <table:table-row>
          <table:table-cell table:style-name="Tabella3.A2" office:value-type="string">
            <text:list xml:id="list298782393" text:continue-numbering="true" text:style-name="L5">
              <text:list-item>
                <text:p text:style-name="P9">Per ogni istanza SC di SalaCollezione, l'attributo numOggetti è uguale al numero di istanze (O,SC) della relazione Collocazione, con O istanza di Oggetto.</text:p>
              </text:list-item>
            </text:list>
          </table:table-cell>
        </table:table-row>
        <table:table-row>
          <table:table-cell table:style-name="Tabella3.A2" office:value-type="string">
            <text:list xml:id="list294664187" text:continue-numbering="true" text:style-name="L5">
              <text:list-item>
                <text:p text:style-name="P6">L'attributo tipo di Fotografia può assumere solo i valori “B/N” e “COLORI”.</text:p>
              </text:list-item>
            </text:list>
          </table:table-cell>
        </table:table-row>
        <table:table-row>
          <table:table-cell table:style-name="Tabella3.A2" office:value-type="string">
            <text:list xml:id="list2073694526" text:continue-numbering="true" text:style-name="L5">
              <text:list-item>
                <text:p text:style-name="P6">L'attributo stato di Oggetto può assumere solo i valori “PRESENTE”, “PRESTITO” e “RESTAURO”.</text:p>
              </text:list-item>
            </text:list>
          </table:table-cell>
        </table:table-row>
        <table:table-row>
          <table:table-cell table:style-name="Tabella3.A2" office:value-type="string">
            <text:list xml:id="list598768225" text:continue-numbering="true" text:style-name="L5">
              <text:list-item>
                <text:p text:style-name="P6">Per ogni coppia di istanze PR1 e PR2 di PrestitoRicevuto, gli intervalli temporali (PR1.dataInizio, PR1.dataFine) e (PR2.dataInizio, PR2.dataFine) non devono sovrapporsi.</text:p>
              </text:list-item>
            </text:list>
          </table:table-cell>
        </table:table-row>
        <table:table-row>
          <table:table-cell table:style-name="Tabella3.A2" office:value-type="string">
            <text:list xml:id="list1838218610" text:continue-numbering="true" text:style-name="L5">
              <text:list-item>
                <text:p text:style-name="P6">Per ogni coppia di istanze PE1 e PE2 di PrestitoEffettuato, gli intervalli temporali (PE1.dataInizio, PE1.dataFine) e (PE2.dataInizio, PE2.dataFine) non devono sovrapporsi.</text:p>
              </text:list-item>
            </text:list>
          </table:table-cell>
        </table:table-row>
        <table:table-row>
          <table:table-cell table:style-name="Tabella3.A2" office:value-type="string">
            <text:list xml:id="list579607409" text:continue-numbering="true" text:style-name="L5">
              <text:list-item>
                <text:p text:style-name="P7">Per ogni coppia di istanze PR e PE, con PR appartenente a PrestitoRicevuto e PE appartenente a PrestitoEffettuato, gli intervalli temporali (PR.dataInizio, PR.dataFine) e (PE.dataInizio, PE.dataFine) non devono sovrapporsi.</text:p>
              </text:list-item>
            </text:list>
          </table:table-cell>
        </table:table-row>
        <table:table-row>
          <table:table-cell table:style-name="Tabella3.A2" office:value-type="string">
            <text:list xml:id="list1181989052" text:continue-numbering="true" text:style-name="L5">
              <text:list-item>
                <text:p text:style-name="P7">Ogni istanza O di Oggetto partecipa esattamente ad una fra le relazioni ISA-O-RA, ISA-O-F e </text:p>
                <text:p text:style-name="P6">ISA-O-OA.</text:p>
              </text:list-item>
            </text:list>
          </table:table-cell>
        </table:table-row>
        <table:table-row>
          <table:table-cell table:style-name="Tabella3.A2" office:value-type="string">
            <text:list xml:id="list1679517949" text:continue-numbering="true" text:style-name="L5">
              <text:list-item>
                <text:p text:style-name="P7">Ogni istanza OA di OperaArte partecipa esattamente ad una fra le relazioni ISA-OA-Q e </text:p>
                <text:p text:style-name="P6">ISA-OA-S.</text:p>
              </text:list-item>
            </text:list>
          </table:table-cell>
        </table:table-row>
        <table:table-row>
          <table:table-cell table:style-name="Tabella3.A2" office:value-type="string">
            <text:list xml:id="list505301322" text:continue-numbering="true" text:style-name="L5">
              <text:list-item>
                <text:p text:style-name="P6">Ogni istanza O di Oggetto partecipa esattamente ad una fra le relazioni ISA-O-OP e</text:p>
                <text:p text:style-name="P6">ISA-O-OT.</text:p>
              </text:list-item>
            </text:list>
          </table:table-cell>
        </table:table-row>
        <table:table-row>
          <table:table-cell table:style-name="Tabella3.A2" office:value-type="string">
            <text:list xml:id="list784719759" text:continue-numbering="true" text:style-name="L5">
              <text:list-item>
                <text:p text:style-name="P6">Ogni istanza S di Struttura partecipa al più ad una fra le relazioni ISA-ST-M e ISA-ST-CR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15T10:44:32</meta:creation-date>
    <dc:date>2011-11-21T11:50:54</dc:date>
    <dc:creator>luigi </dc:creator>
    <meta:editing-duration>PT5H15M42S</meta:editing-duration>
    <meta:editing-cycles>7</meta:editing-cycles>
    <meta:generator>LibreOffice/3.4$Linux LibreOffice_project/340m1$Build-302</meta:generator>
    <meta:document-statistic meta:table-count="1" meta:image-count="0" meta:object-count="0" meta:page-count="1" meta:paragraph-count="15" meta:word-count="222" meta:character-count="1479" meta:non-whitespace-character-count="1281"/>
  </office:meta>
</office:document-meta>
</file>